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9e0c"/>
    </style:style>
    <style:style style:name="T1" style:family="text">
      <style:text-properties officeooo:rsid="00087f5c"/>
    </style:style>
    <style:style style:name="T2" style:family="text">
      <style:text-properties officeooo:rsid="00099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 table:style-name="TableLine94183904863600">
          <table:table-cell table:style-name="Таблица1.A1" office:value-type="string">
            <text:p text:style-name="Table_20_Contents">Distilling Task-Specific Knowledge from BERT into Simple Neural Networks</text:p>
          </table:table-cell>
          <table:table-cell table:style-name="Таблица1.B1" office:value-type="string">
            <text:p text:style-name="Table_20_Contents">Преобразование знаний о конкретных задачах из BERT в Простые нейронные сети</text:p>
          </table:table-cell>
        </table:table-row>
        <table:table-row table:style-name="TableLine94183904863600">
          <table:table-cell table:style-name="Таблица1.A2" office:value-type="string">
            <text:p text:style-name="Table_20_Contents">Raphael Tang ∗ , Yao Lu ∗ , Linqing Liu ∗ , Lili Mou, Olga Vechtomova, and Jimmy Lin</text:p>
            <text:p text:style-name="Table_20_Contents">University of Waterloo</text:p>
            <text:p text:style-name="Table_20_Contents">{r33tang, yao.lu, linqing.liu}@uwaterloo.ca</text:p>
            <text:p text:style-name="Table_20_Contents">doublepower.mou@gmail.com {ovechtom, jimmylin}@uwaterloo.ca</text:p>
          </table:table-cell>
          <table:table-cell table:style-name="Таблица1.B2" office:value-type="string">
            <text:p text:style-name="Table_20_Contents"/>
          </table:table-cell>
        </table:table-row>
        <table:table-row table:style-name="TableLine94183904863600">
          <table:table-cell table:style-name="Таблица1.A2" office:value-type="string">
            <text:p text:style-name="Table_20_Contents">Abstract</text:p>
            <text:p text:style-name="Table_20_Contents">In the natural language processing literature,</text:p>
            <text:p text:style-name="Table_20_Contents">neural networks are becoming increasingly</text:p>
            <text:p text:style-name="Table_20_Contents">deeper and complex. The recent poster child</text:p>
            <text:p text:style-name="Table_20_Contents">of this trend is the deep language represen-</text:p>
            <text:p text:style-name="Table_20_Contents">tation model, which includes BERT, ELMo,</text:p>
            <text:p text:style-name="Table_20_Contents">and GPT. These developments have led to</text:p>
            <text:p text:style-name="Table_20_Contents">the conviction that previous-generation, shal-</text:p>
            <text:p text:style-name="Table_20_Contents">lower neural networks for language under-</text:p>
            <text:p text:style-name="Table_20_Contents">standing are obsolete. In this paper, however,</text:p>
            <text:p text:style-name="Table_20_Contents">we demonstrate that rudimentary, lightweight</text:p>
            <text:p text:style-name="Table_20_Contents">neural networks can still be made competitive</text:p>
            <text:p text:style-name="Table_20_Contents">without architecture changes, external training</text:p>
            <text:p text:style-name="Table_20_Contents">data, or additional input features. We propose</text:p>
            <text:p text:style-name="Table_20_Contents">to distill knowledge from BERT, a state-of-</text:p>
            <text:p text:style-name="Table_20_Contents">the-art language representation model, into a</text:p>
            <text:p text:style-name="Table_20_Contents">single-layer BiLSTM, as well as its siamese</text:p>
            <text:p text:style-name="Table_20_Contents">counterpart for sentence-pair tasks. Across</text:p>
            <text:p text:style-name="Table_20_Contents">multiple datasets in paraphrasing, natural lan-</text:p>
            <text:p text:style-name="Table_20_Contents">guage inference, and sentiment classification,</text:p>
            <text:p text:style-name="Table_20_Contents">we achieve comparable results with ELMo,</text:p>
            <text:p text:style-name="Table_20_Contents">while using roughly 100 times fewer param-</text:p>
            <text:p text:style-name="Table_20_Contents">eters and 15 times less inference time.</text:p>
          </table:table-cell>
          <table:table-cell table:style-name="Таблица1.B2" office:value-type="string">
            <text:p text:style-name="Table_20_Contents">А<text:span text:style-name="T1">ннотация</text:span></text:p>
            <text:p text:style-name="Table_20_Contents"/>
            <text:p text:style-name="Table_20_Contents">В литературе по обработке естественного языка нейронные сети становятся все более</text:p>
            <text:p text:style-name="Table_20_Contents">глубже и сложнее. <text:s/>Недавн<text:span text:style-name="T1">им примером в тенденции является г</text:span>лубок<text:span text:style-name="T1">ая</text:span> языков<text:span text:style-name="T1">ая </text:span>репрезентативн<text:span text:style-name="T1">ая</text:span> модель, <text:span text:style-name="T1">которая </text:span>включающая BERT, ELMo, и GPT. </text:p>
            <text:p text:style-name="Table_20_Contents">Эти разработки привели к убеждению в том, что нейронные сети предыдущего поколения с более низким уровнем сложности для</text:p>
            <text:p text:style-name="Table_20_Contents">понимания языка устарели.</text:p>
            <text:p text:style-name="P1">Однако в этой статье мы демонстрируем, что элементарные, легкие нейронные сети все еще могут быть конкурентоспособными</text:p>
            <text:p text:style-name="P1">без изменений архитектуры, внешних обучающих данных или дополнительных функций ввода. Мы предлагаем извлечь знания из BERT, современной модели языкового представления, в однослойный BiLSTM, <text:s/>также <text:span text:style-name="T2">хорошо</text:span> его сиамский аналог для задач <text:span text:style-name="T2">для</text:span> пары предложений. Используя множество наборов данных для <text:span text:style-name="T2">пара</text:span>фразирования,</text:p>
            <text:p text:style-name="P1">вывода на естественном языке и классификации настроений, мы достигаем сопоставимых результатов с ELM<text:span text:style-name="T2">o</text:span>,</text:p>
            <text:p text:style-name="P1">используя при этом примерно в 100 раз меньше параметров и в 15 раз меньше времени <text:span text:style-name="T2">для </text:span>вывода настроений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6:47:56.249355993</meta:creation-date>
    <dc:date>2022-01-23T12:33:18.439349779</dc:date>
    <meta:editing-duration>P2DT5H11M13S</meta:editing-duration>
    <meta:editing-cycles>1</meta:editing-cycles>
    <meta:document-statistic meta:table-count="1" meta:image-count="0" meta:object-count="0" meta:page-count="1" meta:paragraph-count="38" meta:word-count="323" meta:character-count="2328" meta:non-whitespace-character-count="2040"/>
    <meta:generator>LibreOffice/7.2.5.2$Linux_X86_64 LibreOffice_project/20$Build-2</meta:generator>
  </office:meta>
</office:document-meta>
</file>